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46cm" svg:height="14cm" svg:x="0cm" svg:y="2.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6:04:00.152000000</meta:creation-date>
    <dc:date>2017-02-16T19:16:07.245000000</dc:date>
    <meta:editing-duration>PT3M5S</meta:editing-duration>
    <meta:editing-cycles>2</meta:editing-cycles>
    <meta:generator>LibreOfficeDev/5.4.0.0.alpha0$Windows_x86 LibreOffice_project/63e370c8117aeb2a1863c4b9262f512ea5a8c11c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dash" draw:stroke-dash="Line_20_with_20_Fine_20_Dots" svg:stroke-width="0.1cm" svg:stroke-color="#a80053" draw:fill="gradient" draw:fill-color="#e6e6e6" draw:fill-gradient-name="Tango_20_Blue" draw:gradient-step-count="0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947cm" svg:height="14.001cm" xlink:href="." xlink:type="simple" chart:class="chart:line" chart:style-name="ch1">
        <chart:title svg:x="12.276cm" svg:y="0.415cm" chart:style-name="ch2">
          <text:p>Annaul Revenue</text:p>
        </chart:title>
        <chart:legend chart:legend-position="end" svg:x="24.645cm" svg:y="6.06cm" style:legend-expansion="high" chart:style-name="ch3"/>
        <chart:plot-area chart:style-name="ch4" chart:data-source-has-labels="both" svg:x="1.517cm" svg:y="1.448cm" svg:width="22.57cm" svg:height="11.344cm">
          <chartooo:coordinate-region svg:x="3.911cm" svg:y="1.622cm" svg:width="19.261cm" svg:height="10.576cm"/>
          <chart:axis chart:dimension="x" chart:name="primary-x" chart:style-name="ch5" chartooo:axis-type="auto">
            <chartooo:date-scale/>
            <chart:title svg:x="12.202cm" svg:y="13.072cm" chart:style-name="ch6">
              <text:p>Quarter</text:p>
            </chart:title>
            <chart:categories table:cell-range-address="local-table.$B$1:.$E$1"/>
          </chart:axis>
          <chart:axis chart:dimension="y" chart:name="primary-y" chart:style-name="ch7">
            <chart:title svg:x="0.451cm" svg:y="7.984cm" chart:style-name="ch8">
              <text:p>Income (Ft)</text:p>
            </chart:title>
            <chart:grid chart:style-name="ch9" chart:class="major"/>
          </chart:axis>
          <chart:series chart:style-name="ch10" chart:values-cell-range-address="local-table.$B$2:.$E$2" chart:label-cell-address="local-table.$A$2" chart:class="chart:line">
            <chart:data-point chart:repeated="4"/>
          </chart:series>
          <chart:series chart:style-name="ch11" chart:values-cell-range-address="local-table.$B$3:.$E$3" chart:label-cell-address="local-table.$A$3" chart:class="chart:line">
            <chart:data-point chart:repeated="4"/>
          </chart:series>
          <chart:series chart:style-name="ch12" chart:values-cell-range-address="local-table.$B$4:.$E$4" chart:label-cell-address="local-table.$A$4" chart:class="chart:line">
            <chart:data-point chart:repeated="4"/>
          </chart:series>
          <chart:series chart:style-name="ch13" chart:values-cell-range-address="local-table.$B$5:.$E$5" chart:label-cell-address="local-table.$A$5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  <table:table-cell office:value-type="string">
                <text:p>4. quarter</text:p>
              </table:table-cell>
            </table:table-row>
          </table:table-header-rows>
          <table:table-rows>
            <table:table-row>
              <table:table-cell office:value-type="string">
                <text:p>Inkjet</text:p>
              </table:table-cell>
              <table:table-cell office:value-type="float" office:value="4399120">
                <text:p>4399120</text:p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eser</text:p>
              </table:table-cell>
              <table:table-cell office:value-type="float" office:value="3149650">
                <text:p>3149650</text:p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Multifunction</text:p>
              </table:table-cell>
              <table:table-cell office:value-type="float" office:value="1599800">
                <text:p>1599800</text:p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Picture</text:p>
              </table:table-cell>
              <table:table-cell office:value-type="float" office:value="2504850">
                <text:p>2504850</text:p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stroke-dash draw:name="Line_20_with_20_Fine_20_Dots" draw:display-name="Line with Fine Dots" draw:style="rect" draw:dots1="1" draw:dots1-length="2.007cm" draw:dots2="10" draw:distance="0.152cm"/>
  </office:styles>
</office:document-styles>
</file>